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margin-top="0.1665in" fo:margin-bottom="0in" loext:contextual-spacing="false" fo:line-height="100%"/>
    </style:style>
    <style:style style:name="P3" style:family="paragraph" style:parent-style-name="Standard" style:master-page-name="Standard">
      <style:paragraph-properties fo:margin-top="0.1665in" fo:margin-bottom="0in" loext:contextual-spacing="false" fo:line-height="100%" style:page-number="1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Plant Selection Planner</text:span></text:p>
      <text:p text:style-name="P4"/>
      <text:p text:style-name="P5"><text:span text:style-name="T2">Description</text:span></text:p>
      <text:p text:style-name="P5">A plant database searcher in which a user can retrieve a list of plants that fall under desired criteria – hardiness zone, sun exposure, herbaceous/shrub/tree, evergreen/deciduous (for woody shrubs/trees), and bloom time. The user can then add plants to a personal collection that they can print and take on a trip to a nursery.</text:p>
      <text:p text:style-name="P4"/>
      <text:p text:style-name="P5"><text:span text:style-name="T2">Motivation for Development</text:span></text:p>
      <text:p text:style-name="P5">Amateur gardeners often go to plant nurseries and ask for plants that meet certain criteria. It can be difficult to narrow down the immense number of choices at a nursery while meeting all desired criteria. If a gardener were able to search a list of plants by desired criteria and develop a list of plants that meet their needs, they could take their list to a nursery and ask if their desired plants are available, rather than asking the nursery to narrow their choices down for them, expediting the process for everyone.</text:p>
      <text:p text:style-name="P2"><text:span text:style-name="T2">User Stories</text:span></text:p>
      <text:p text:style-name="P5"/>
      <text:p text:style-name="P5">As a gardener,</text:p>
      <text:p text:style-name="P5">I want to search for plants filtered by certain criteria</text:p>
      <text:p text:style-name="P5">So that I can choose plants that suit my gardening needs</text:p>
      <text:p text:style-name="P5"/>
      <text:p text:style-name="P5">As a user,</text:p>
      <text:p text:style-name="P5">I want to add plants to a personal collection</text:p>
      <text:p text:style-name="P5">So that I can print that list to take with me to a nursery</text:p>
      <text:p text:style-name="P5"/>
      <text:p text:style-name="P5">As a Nursery Manager,</text:p>
      <text:p text:style-name="P5">I want to provide my customers with the plants that meet their needs without wasting a lot of time.</text:p>
      <text:p text:style-name="P5"/>
      <text:p text:style-name="P5"><text:span text:style-name="T2">Wireframe</text:span></text:p>
      <text:p text:style-name="P5"/>
      <text:p text:style-name="P5"/>
      <text:p text:style-name="P5"><text:span text:style-name="T2">Technologies</text:span></text:p>
      <text:p text:style-name="P5"><text:span text:style-name="T3">Foundation, Node.js, Express.js, Handlebars.js, MySQL, Sequelize</text:span></text:p>
      <text:p text:style-name="P4"><text:soft-page-break/></text:p>
      <text:p text:style-name="P5"><text:span text:style-name="T2">Task Breakdown</text:span></text:p>
      <text:p text:style-name="P4"/>
      <text:p text:style-name="P4"/>
      <text:p text:style-name="P5"><text:span text:style-name="T2">Future Development</text:span></text:p>
      <text:p text:style-name="P5">Expansion of plant database and selection criteri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20" meta:word-count="246" meta:character-count="1449" meta:non-whitespace-character-count="1222"/>
    <meta:generator>LibreOfficeDev/6.0.5.2$Linux_X86_64 LibreOffice_project/</meta:generator>
  </office:meta>
</office:document-meta>
</file>